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F0000000F9348408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132cm" table:align="center" style:writing-mode="lr-tb"/>
    </style:style>
    <style:style style:name="Table1.A" style:family="table-column">
      <style:table-column-properties style:column-width="7.565cm"/>
    </style:style>
    <style:style style:name="Table1.B" style:family="table-column">
      <style:table-column-properties style:column-width="7.5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44ca8c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-12.252cm"/>
          <style:tab-stop style:position="1.27cm"/>
        </style:tab-stops>
      </style:paragraph-properties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officeooo:paragraph-rsid="0044ca8c" style:font-size-asian="11pt" style:font-size-complex="11pt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1pt" officeooo:paragraph-rsid="0044ca8c" style:font-size-asian="11pt" style:font-size-complex="11pt"/>
    </style:style>
    <style:style style:name="P6" style:family="paragraph" style:parent-style-name="Standard">
      <style:text-properties fo:font-size="11pt" officeooo:paragraph-rsid="002b0f29" style:font-size-asian="11pt" style:font-size-complex="11pt"/>
    </style:style>
    <style:style style:name="P7" style:family="paragraph" style:parent-style-name="Standard">
      <style:paragraph-properties style:snap-to-layout-grid="false"/>
      <style:text-properties fo:font-size="11pt" officeooo:rsid="001c09a1" officeooo:paragraph-rsid="0044ca8c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text-properties fo:font-size="11pt" fo:font-weight="bold" officeooo:paragraph-rsid="002b0f29" style:font-size-asian="11pt" style:font-weight-asian="bold" style:font-size-complex="11pt"/>
    </style:style>
    <style:style style:name="P10" style:family="paragraph" style:parent-style-name="Standard">
      <style:text-properties fo:font-size="11pt" fo:font-weight="normal" officeooo:paragraph-rsid="002b0f29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32025c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paragraph-rsid="004d0a94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style:text-autospace="none"/>
      <style:text-properties fo:font-size="8pt" style:font-size-asian="7pt" style:font-size-complex="8pt"/>
    </style:style>
    <style:style style:name="P15" style:family="paragraph" style:parent-style-name="Standard">
      <style:text-properties fo:font-size="8pt" officeooo:rsid="0027d1a2" officeooo:paragraph-rsid="002b0f29" style:font-size-asian="7pt" style:font-size-complex="8pt"/>
    </style:style>
    <style:style style:name="P16" style:family="paragraph" style:parent-style-name="Standard">
      <style:text-properties fo:font-size="8pt" fo:font-weight="normal" officeooo:paragraph-rsid="002b0f29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8pt" fo:font-weight="normal" officeooo:paragraph-rsid="004d0a94" style:font-size-asian="8pt" style:font-weight-asian="normal" style:font-size-complex="8pt" style:font-weight-complex="normal"/>
    </style:style>
    <style:style style:name="P18" style:family="paragraph" style:parent-style-name="Standard">
      <style:paragraph-properties>
        <style:tab-stops>
          <style:tab-stop style:position="-12.252cm"/>
          <style:tab-stop style:position="1.27cm"/>
        </style:tab-stops>
      </style:paragraph-properties>
      <style:text-properties fo:font-size="10pt" style:font-size-asian="10pt" style:font-size-complex="10pt" text:display="none"/>
    </style:style>
    <style:style style:name="P19" style:family="paragraph" style:parent-style-name="Standard">
      <style:text-properties fo:font-size="16pt" fo:font-weight="bold" style:font-size-asian="14pt" style:font-weight-asian="bold" style:font-size-complex="16pt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1pt" fo:font-weight="bold" style:font-size-asian="11pt" style:font-weight-asian="bold" style:font-size-complex="11pt"/>
    </style:style>
    <style:style style:name="P21" style:family="paragraph" style:parent-style-name="Heading">
      <style:paragraph-properties fo:break-before="page"/>
      <style:text-properties fo:font-size="16pt" fo:language="zxx" fo:country="none" style:font-size-asian="16pt" style:language-asian="zxx" style:country-asian="none" style:font-size-complex="16pt"/>
    </style:style>
    <style:style style:name="P22" style:family="paragraph" style:parent-style-name="Standard">
      <style:paragraph-properties fo:margin-top="0cm" fo:margin-bottom="0cm" style:contextual-spacing="false" style:text-autospace="none"/>
      <style:text-properties officeooo:paragraph-rsid="002f3b02"/>
    </style:style>
    <style:style style:name="P23" style:family="paragraph" style:parent-style-name="Standard">
      <style:paragraph-properties fo:margin-top="0cm" fo:margin-bottom="0cm" style:contextual-spacing="false" style:text-autospace="none"/>
      <style:text-properties fo:font-size="16pt" style:font-size-asian="14pt" style:font-size-complex="16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2987d5" officeooo:paragraph-rsid="002b0f29" style:font-size-asian="11pt" style:font-size-complex="11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-12.252cm"/>
        </style:tab-stops>
      </style:paragraph-properties>
      <style:text-properties fo:font-size="16pt" style:font-size-asian="14pt" style:font-size-complex="16pt"/>
    </style:style>
    <style:style style:name="P27" style:family="paragraph" style:parent-style-name="Standard">
      <style:paragraph-properties fo:margin-left="2.725cm" fo:margin-right="0cm" fo:text-indent="-2.725cm" style:auto-text-indent="false">
        <style:tab-stops>
          <style:tab-stop style:position="-12.252cm"/>
          <style:tab-stop style:position="1.27cm"/>
        </style:tab-stops>
      </style:paragraph-properties>
      <style:text-properties fo:font-size="11pt" officeooo:paragraph-rsid="002b0f29" style:font-size-asian="11pt" style:font-size-complex="11pt"/>
    </style:style>
    <style:style style:name="P28" style:family="paragraph" style:parent-style-name="Standard">
      <style:paragraph-properties fo:margin-left="0cm" fo:margin-right="-0.127cm" fo:text-indent="0cm" style:auto-text-indent="false" fo:padding="0cm" fo:border-left="none" fo:border-right="none" fo:border-top="none" fo:border-bottom="0.51pt solid #000000"/>
      <style:text-properties officeooo:paragraph-rsid="0044ca8c"/>
    </style:style>
    <style:style style:name="P29" style:family="paragraph" style:parent-style-name="Heading">
      <style:text-properties fo:font-size="11pt" fo:font-weight="normal" officeooo:paragraph-rsid="0044ca8c" style:font-size-asian="11pt" style:font-weight-asian="normal" style:font-size-complex="11pt"/>
    </style:style>
    <style:style style:name="P30" style:family="paragraph" style:parent-style-name="Heading_20_4">
      <style:paragraph-properties fo:margin-top="0cm" fo:margin-bottom="0cm" style:contextual-spacing="false"/>
      <style:text-properties style:font-name="Times New Roman" fo:font-size="11pt" fo:language="en" fo:country="US" officeooo:paragraph-rsid="0044ca8c" style:font-size-asian="9.60000038146973pt" style:font-name-complex="Times New Roman" style:font-size-complex="11pt"/>
    </style:style>
    <style:style style:name="P31" style:family="paragraph" style:parent-style-name="Standard">
      <style:text-properties fo:font-size="11pt" fo:font-weight="bold" officeooo:rsid="004246eb" officeooo:paragraph-rsid="004d0a94" style:font-size-asian="11pt" style:font-weight-asian="bold" style:font-size-complex="11pt"/>
    </style:style>
    <style:style style:name="P32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paragraph-rsid="003dd3af" style:font-size-asian="11pt" style:font-size-complex="11pt"/>
    </style:style>
    <style:style style:name="P34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paragraph-rsid="0032025c" style:font-size-asian="11pt" style:font-size-complex="11pt"/>
    </style:style>
    <style:style style:name="P35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paragraph-rsid="00363417" style:font-size-asian="11pt" style:font-size-complex="11pt"/>
    </style:style>
    <style:style style:name="P36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paragraph-rsid="00502bf6" style:font-size-asian="11pt" style:font-size-complex="11pt"/>
    </style:style>
    <style:style style:name="P37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paragraph-rsid="002b0f29" style:font-size-asian="11pt" style:font-size-complex="11pt"/>
    </style:style>
    <style:style style:name="P38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345c1a" officeooo:paragraph-rsid="003dd3af" style:font-size-asian="11pt" style:font-size-complex="11pt"/>
    </style:style>
    <style:style style:name="P39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4697bf" officeooo:paragraph-rsid="004697bf" style:font-size-asian="11pt" style:font-size-complex="11pt"/>
    </style:style>
    <style:style style:name="P40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1d717a" officeooo:paragraph-rsid="0032025c" style:font-size-asian="11pt" style:font-size-complex="11pt"/>
    </style:style>
    <style:style style:name="P41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4246eb" officeooo:paragraph-rsid="004d0a94" style:font-size-asian="11pt" style:font-size-complex="11pt"/>
    </style:style>
    <style:style style:name="P42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4246eb" officeooo:paragraph-rsid="00502bf6" style:font-size-asian="11pt" style:font-size-complex="11pt"/>
    </style:style>
    <style:style style:name="P43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officeooo:rsid="002987d5" officeooo:paragraph-rsid="002b0f29" style:font-size-asian="11pt" style:font-size-complex="11pt"/>
    </style:style>
    <style:style style:name="P44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fo:font-weight="normal" officeooo:paragraph-rsid="0032025c" style:font-size-asian="11pt" style:font-weight-asian="normal" style:font-size-complex="11pt" style:font-weight-complex="normal"/>
    </style:style>
    <style:style style:name="P46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fo:font-weight="normal" officeooo:paragraph-rsid="002dda26" style:font-size-asian="11pt" style:font-weight-asian="normal" style:font-size-complex="11pt" style:font-weight-complex="normal"/>
    </style:style>
    <style:style style:name="P47" style:family="paragraph" style:parent-style-name="Standard" style:list-style-name="WW8Num3">
      <style:paragraph-properties fo:margin-left="1cm" fo:margin-right="0cm" fo:text-indent="-0.635cm" style:auto-text-indent="false">
        <style:tab-stops>
          <style:tab-stop style:position="-12.252cm"/>
          <style:tab-stop style:position="0.501cm"/>
          <style:tab-stop style:position="1cm"/>
        </style:tab-stops>
      </style:paragraph-properties>
      <style:text-properties fo:font-size="11pt" fo:font-weight="normal" officeooo:rsid="0032025c" officeooo:paragraph-rsid="0032025c" style:font-size-asian="11pt" style:font-weight-asian="normal" style:font-size-complex="11pt" style:font-weight-complex="normal"/>
    </style:style>
    <style:style style:name="P48" style:family="paragraph" style:parent-style-name="Heading" style:master-page-name="Standard">
      <style:paragraph-properties style:page-number="auto"/>
      <style:text-properties fo:font-size="16pt" fo:language="zxx" fo:country="none" style:font-size-asian="16pt" style:language-asian="zxx" style:country-asian="none" style:font-size-complex="1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officeooo:rsid="002910f1" style:font-size-asian="11pt" style:font-size-complex="11pt" style:font-weight-complex="bold"/>
    </style:style>
    <style:style style:name="T4" style:family="text">
      <style:text-properties fo:font-size="11pt" officeooo:rsid="002621b6" style:font-size-asian="11pt" style:font-size-complex="11pt"/>
    </style:style>
    <style:style style:name="T5" style:family="text">
      <style:text-properties fo:font-size="11pt" officeooo:rsid="004b619a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language-asian="en" style:country-asian="CA" style:font-weight-asian="bold" style:font-size-complex="11pt" style:font-weight-complex="bold"/>
    </style:style>
    <style:style style:name="T8" style:family="text">
      <style:text-properties fo:font-size="11pt" fo:language="en" fo:country="US" style:font-size-asian="11pt" style:font-size-complex="11pt"/>
    </style:style>
    <style:style style:name="T9" style:family="text">
      <style:text-properties fo:font-size="11pt" fo:language="en" fo:country="US" style:font-size-asian="11pt" style:font-size-complex="11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3873e" style:font-weight-asian="normal" style:font-weight-complex="normal"/>
    </style:style>
    <style:style style:name="T12" style:family="text">
      <style:text-properties fo:font-weight="normal" officeooo:rsid="0025b7ff" style:font-weight-asian="normal" style:font-weight-complex="normal"/>
    </style:style>
    <style:style style:name="T13" style:family="text">
      <style:text-properties fo:font-weight="normal" officeooo:rsid="0027d1a2" style:font-weight-asian="normal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  <style:style style:name="T15" style:family="text">
      <style:text-properties fo:font-style="italic" fo:font-weight="normal" officeooo:rsid="0033873e" style:font-style-asian="italic" style:font-weight-asian="normal" style:font-style-complex="italic" style:font-weight-complex="normal"/>
    </style:style>
    <style:style style:name="T16" style:family="text">
      <style:text-properties officeooo:rsid="001a88b4"/>
    </style:style>
    <style:style style:name="T17" style:family="text">
      <style:text-properties officeooo:rsid="001c09a1"/>
    </style:style>
    <style:style style:name="T18" style:family="text">
      <style:text-properties officeooo:rsid="001c0cdc"/>
    </style:style>
    <style:style style:name="T19" style:family="text">
      <style:text-properties officeooo:rsid="001ccd8f"/>
    </style:style>
    <style:style style:name="T20" style:family="text">
      <style:text-properties officeooo:rsid="001d923a"/>
    </style:style>
    <style:style style:name="T21" style:family="text">
      <style:text-properties officeooo:rsid="001e4b2b"/>
    </style:style>
    <style:style style:name="T22" style:family="text">
      <style:text-properties officeooo:rsid="001ea958"/>
    </style:style>
    <style:style style:name="T23" style:family="text">
      <style:text-properties officeooo:rsid="0020a0c9"/>
    </style:style>
    <style:style style:name="T24" style:family="text">
      <style:text-properties officeooo:rsid="00216050"/>
    </style:style>
    <style:style style:name="T25" style:family="text">
      <style:text-properties officeooo:rsid="0025b7ff"/>
    </style:style>
    <style:style style:name="T26" style:family="text">
      <style:text-properties officeooo:rsid="0027d1a2"/>
    </style:style>
    <style:style style:name="T27" style:family="text">
      <style:text-properties officeooo:rsid="00277ba4"/>
    </style:style>
    <style:style style:name="T28" style:family="text">
      <style:text-properties officeooo:rsid="001e76cc"/>
    </style:style>
    <style:style style:name="T29" style:family="text">
      <style:text-properties officeooo:rsid="002b0f29"/>
    </style:style>
    <style:style style:name="T30" style:family="text">
      <style:text-properties officeooo:rsid="002dda26"/>
    </style:style>
    <style:style style:name="T31" style:family="text">
      <style:text-properties officeooo:rsid="0032025c"/>
    </style:style>
    <style:style style:name="T32" style:family="text">
      <style:text-properties officeooo:rsid="00352493"/>
    </style:style>
    <style:style style:name="T33" style:family="text">
      <style:text-properties officeooo:rsid="003c3159"/>
    </style:style>
    <style:style style:name="T34" style:family="text">
      <style:text-properties officeooo:rsid="003d98ae"/>
    </style:style>
    <style:style style:name="T35" style:family="text">
      <style:text-properties officeooo:rsid="003f859b"/>
    </style:style>
    <style:style style:name="T36" style:family="text">
      <style:text-properties officeooo:rsid="0040b115"/>
    </style:style>
    <style:style style:name="T37" style:family="text">
      <style:text-properties officeooo:rsid="0040e8a7"/>
    </style:style>
    <style:style style:name="T38" style:family="text">
      <style:text-properties officeooo:rsid="00418e4f"/>
    </style:style>
    <style:style style:name="T39" style:family="text">
      <style:text-properties officeooo:rsid="00479643"/>
    </style:style>
    <style:style style:name="T40" style:family="text">
      <style:text-properties officeooo:rsid="0048e330"/>
    </style:style>
    <style:style style:name="T41" style:family="text">
      <style:text-properties officeooo:rsid="00494436"/>
    </style:style>
    <style:style style:name="T42" style:family="text">
      <style:text-properties officeooo:rsid="004cca80"/>
    </style:style>
    <style:style style:name="T43" style:family="text">
      <style:text-properties officeooo:rsid="004246eb"/>
    </style:style>
    <style:style style:name="T44" style:family="text">
      <style:text-properties officeooo:rsid="004e7e1a"/>
    </style:style>
    <style:style style:name="T45" style:family="text">
      <style:text-properties officeooo:rsid="0050ee0f"/>
    </style:style>
    <style:style style:name="T46" style:family="text">
      <style:text-properties officeooo:rsid="00526b9e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Lucas Connors</text:p>
      <text:p text:style-name="P29"><text:span text:style-name="T45">4A</text:span> Honours Computer Science</text:p>
      <text:p text:style-name="P2">20384315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esent Address: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T45">546 Glen Forrest Boulevard</text:span>, <text:span text:style-name="T17">Waterloo</text:span>, ON</text:p>
          </table:table-cell>
          <table:table-cell table:style-name="Table1.A1" office:value-type="string">
            <text:p text:style-name="P5">(226) 600-3929</text:p>
          </table:table-cell>
        </table:table-row>
        <table:table-row table:style-name="Table1.1">
          <table:table-cell table:style-name="Table1.A1" office:value-type="string">
            <text:p text:style-name="P7">Permanent Address:</text:p>
          </table:table-cell>
          <table:table-cell table:style-name="Table1.A1" office:value-type="string">
            <text:p text:style-name="P5">lucas@revolutiontech.ca</text:p>
          </table:table-cell>
        </table:table-row>
        <table:table-row table:style-name="Table1.1">
          <table:table-cell table:style-name="Table1.A1" office:value-type="string">
            <text:p text:style-name="P4">94 Archer Place, Kitchener, ON</text:p>
          </table:table-cell>
          <table:table-cell table:style-name="Table1.A1" office:value-type="string">
            <text:p text:style-name="P5">www.revolutiontech.ca</text:p>
          </table:table-cell>
        </table:table-row>
      </table:table>
      <text:p text:style-name="P28"/>
      <text:h text:style-name="P30" text:outline-level="4"/>
      <text:section text:style-name="Sect1" text:name="Section1">
        <text:p text:style-name="P8">SKILLS SUMMARY</text:p>
        <text:p text:style-name="P13"/>
        <text:list xml:id="list414216043563001003" text:style-name="WW8Num3">
          <text:list-item>
            <text:p text:style-name="P32">Enthusiastic with <text:span text:style-name="T46">10</text:span> years of programming experience</text:p>
          </text:list-item>
          <text:list-item>
            <text:p text:style-name="P32">Excellent contributor to team projects</text:p>
          </text:list-item>
          <text:list-item>
            <text:p text:style-name="P33">Strong personal initiative; creative problem-solver</text:p>
          </text:list-item>
          <text:list-item>
            <text:p text:style-name="P38">Flexible and compatible in varying working environments, although prefers Agile method</text:p>
          </text:list-item>
          <text:list-item>
            <text:p text:style-name="P32">Thrives under pressure; meets tight deadlines</text:p>
          </text:list-item>
          <text:list-item>
            <text:p text:style-name="P32">Committed to accomplishing daily and life-long goals</text:p>
          </text:list-item>
        </text:list>
        <text:p text:style-name="P26"/>
        <text:p text:style-name="P8">TECHNICAL SKILLS</text:p>
        <text:p text:style-name="P14"/>
        <text:list xml:id="list20600183" text:continue-numbering="true" text:style-name="WW8Num3">
          <text:list-item>
            <text:p text:style-name="P39">Fluent user of Windows, Mac OS, and Linux; increases productivity with bash scripts and makefiles</text:p>
          </text:list-item>
          <text:list-item>
            <text:p text:style-name="P34"><text:span text:style-name="T19">Enhances composition of programs </text:span><text:span text:style-name="T36">with OOD and </text:span><text:span text:style-name="T19">through abstract data types such as </text:span><text:span text:style-name="T39">multiway tries</text:span></text:p>
          </text:list-item>
          <text:list-item>
            <text:p text:style-name="P34">Assesses correctness of programs with comprehensive test suite<text:span text:style-name="T31">s</text:span></text:p>
          </text:list-item>
          <text:list-item>
            <text:p text:style-name="P40">Proficient in MIPS assembly programming</text:p>
          </text:list-item>
          <text:list-item>
            <text:p text:style-name="P32"><text:span text:style-name="T19">Programming</text:span>: C/C++, <text:span text:style-name="T22">Java </text:span><text:span text:style-name="T23">(</text:span><text:span text:style-name="T24">A</text:span><text:span text:style-name="T23">ndroid SDK)</text:span>, <text:span text:style-name="T40">Objective-C (Xcode), Python, SQL</text:span></text:p>
          </text:list-item>
          <text:list-item>
            <text:p text:style-name="P32"><text:span text:style-name="T19">W</text:span>eb: HTML/CSS (Twitter Bootstrap), JavaScript, <text:span text:style-name="T40">Django, </text:span>PHP</text:p>
          </text:list-item>
          <text:list-item>
            <text:p text:style-name="P44"><text:span text:style-name="T19">S</text:span>oftware: Adobe <text:span text:style-name="T20">Creative Suite </text:span>(Dreamweaver, Flash, Illustrator, Photoshop), <text:span text:style-name="T38">Audacity, </text:span>Microsoft Office <text:span text:style-name="T21">and</text:span> OpenOffice/LibreOffice, <text:span text:style-name="T33">R, </text:span><text:span text:style-name="T34">CVS/</text:span><text:span text:style-name="T41">Git/</text:span><text:span text:style-name="T34">SVN, </text:span><text:span text:style-name="T35">GDB</text:span></text:p>
          </text:list-item>
        </text:list>
        <text:p text:style-name="P19"/>
        <text:p text:style-name="P8">EDUCATION </text:p>
        <text:p text:style-name="P13"/>
        <text:p text:style-name="P22"><text:span text:style-name="T6">Candidate for Bachelor of Computer Science</text:span><text:span text:style-name="T7">, </text:span><text:span text:style-name="T1">Honours Computer Science, </text:span><text:span text:style-name="T4">Cognitive Science</text:span><text:span text:style-name="T1"> Minor<text:line-break/>University of Waterloo, Waterloo, Ontario </text:span><text:span text:style-name="T8">–</text:span><text:span text:style-name="T1"> Sept 2010 </text:span><text:span text:style-name="T8">–</text:span><text:span text:style-name="T1"> </text:span><text:span text:style-name="T5">June 2015</text:span></text:p>
        <text:p text:style-name="P23"/>
        <text:p text:style-name="P8">ACHIEVEMENTS</text:p>
        <text:p text:style-name="P11"/>
        <text:list xml:id="list20592307" text:continue-numbering="true" text:style-name="WW8Num3">
          <text:list-item>
            <text:p text:style-name="P45"><text:span text:style-name="T31">Governor General's Bronze Medal for achieving the highest average of 95% </text:span><text:span text:style-name="T32">(Grand River Collegiate Institute) </text:span><text:span text:style-name="T31">– June 2010</text:span></text:p>
          </text:list-item>
          <text:list-item>
            <text:p text:style-name="P45"><text:span text:style-name="T30">Subject Awards of Excellence for Advanced Functions, Canadian &amp; International Law, and Communication Technology </text:span><text:span text:style-name="T32">(Grand River Collegiate Institute)</text:span><text:span text:style-name="T30"> – June 20</text:span><text:span text:style-name="T31">10</text:span></text:p>
          </text:list-item>
          <text:list-item>
            <text:p text:style-name="P47">Kitchener Youth Action Council (KYAC) Entrepreneurship Award sponsored by Research In Motion (City of Kitchener) – May 6, 2010</text:p>
          </text:list-item>
          <text:list-item>
            <text:p text:style-name="P35"><text:span text:style-name="T10">1</text:span><text:span text:style-name="T14">st</text:span><text:span text:style-name="T10"> place Interactive Game Award </text:span><text:span text:style-name="T11">for </text:span><text:span text:style-name="T15">Esprit's Labyrinth</text:span><text:span text:style-name="T10"> in the '10 Cawthra Student Animation Festival (Cawthra Park Secondary School) – June 2, 2010</text:span></text:p>
          </text:list-item>
          <text:list-item>
            <text:p text:style-name="P35"><text:span text:style-name="T10">1</text:span><text:span text:style-name="T14">st</text:span><text:span text:style-name="T10"> place Interactive Game Award </text:span><text:span text:style-name="T11">for </text:span><text:span text:style-name="T15">Blockade</text:span><text:span text:style-name="T10"> in the '09 Cawthra High School Animation Festival (Cawthra Park Secondary School) – June 3, 2009</text:span></text:p>
          </text:list-item>
          <text:list-item>
            <text:p text:style-name="P34">Skills Canada 2D Animation Silver Medallist (Waterloo Region District School Board) – 2008</text:p>
          </text:list-item>
          <text:list-item>
            <text:p text:style-name="P46">Created and tested over forty computer games of original design and developed in excess of ten programs using Game Maker, Adobe Flash, and Visual Basic</text:p>
          </text:list-item>
        </text:list>
        <text:p text:style-name="P21">Lucas Connors</text:p>
        <text:p text:style-name="P20"/>
        <text:p text:style-name="P1"/>
        <text:p text:style-name="P8">EMPLOYMENT EXPERIENCE</text:p>
        <text:p text:style-name="P1"/>
        <text:p text:style-name="Standard"><text:span text:style-name="T6">Computer Technician<text:line-break/></text:span><text:span text:style-name="T2">Self-Employment, Kitchener</text:span><text:span text:style-name="T3">-Waterloo Region</text:span><text:span text:style-name="T2">, Ontario, Apr 2009 – Present</text:span></text:p>
        <text:p text:style-name="P13"/>
        <text:list xml:id="list20583825" text:continue-numbering="true" text:style-name="WW8Num3">
          <text:list-item>
            <text:p text:style-name="P32">Evaluate computer systems in homes and businesses</text:p>
          </text:list-item>
          <text:list-item>
            <text:p text:style-name="P32">Provide written estimates for replacement or upgrade where applicable</text:p>
          </text:list-item>
          <text:list-item>
            <text:p text:style-name="P32">Design and modify business web pages</text:p>
          </text:list-item>
        </text:list>
        <text:p text:style-name="P24"/>
        <text:p text:style-name="P31">Software Engineer</text:p>
        <text:p text:style-name="P12"><text:span text:style-name="T43">A Thinking Ape Technologies, Inc.</text:span>, <text:span text:style-name="T43">322 Water St</text:span>, <text:span text:style-name="T43">Vancouver, British Columbia</text:span>, <text:span text:style-name="T43">Sept </text:span>201<text:span text:style-name="T43">3</text:span> – Dec 201<text:span text:style-name="T43">3</text:span></text:p>
        <text:p text:style-name="P17"/>
        <text:list xml:id="list20585536" text:continue-numbering="true" text:style-name="WW8Num3">
          <text:list-item>
            <text:p text:style-name="P41">Developed new features on games such as Kingdoms at War, a top grossing app on the App Store</text:p>
          </text:list-item>
          <text:list-item>
            <text:p text:style-name="P42">Created and deployed an improved system for in-game events using Python/Django with MySQL</text:p>
          </text:list-item>
          <text:list-item>
            <text:p text:style-name="P36"><text:span text:style-name="T43">Refined user interfaces of three games using Java </text:span><text:span text:style-name="T44">(</text:span><text:span text:style-name="T43">Android SDK</text:span><text:span text:style-name="T44">)</text:span><text:span text:style-name="T43"> and Objective-C </text:span><text:span text:style-name="T44">(</text:span><text:span text:style-name="T43">Xcode</text:span><text:span text:style-name="T44">)</text:span></text:p>
          </text:list-item>
          <text:list-item>
            <text:p text:style-name="P41">Performed data analysis to determine root cause of specific behaviour in Android users</text:p>
          </text:list-item>
        </text:list>
        <text:p text:style-name="P24"/>
        <text:p text:style-name="P9"><text:span text:style-name="T25">Instructional Support Assistant</text:span><text:span text:style-name="T12"> </text:span><text:span text:style-name="T13">(CS 240: Data Structures and Data Management)</text:span></text:p>
        <text:p text:style-name="P6"><text:span text:style-name="T25">University of Waterloo, </text:span><text:span text:style-name="T27">200 University Ave W, </text:span><text:span text:style-name="T25">Waterloo</text:span>, Ontario, <text:span text:style-name="T26">Jan </text:span>201<text:span text:style-name="T26">3</text:span> – <text:span text:style-name="T26">Apr </text:span><text:span text:style-name="T28">2013</text:span></text:p>
        <text:p text:style-name="P15"/>
        <text:list xml:id="list20602257" text:continue-numbering="true" text:style-name="WW8Num3">
          <text:list-item>
            <text:p text:style-name="P43">Resolved student questions in consulting hours and via online forums (Piazza)</text:p>
          </text:list-item>
          <text:list-item>
            <text:p text:style-name="P43">Posted announcements and maintained content on the course web site</text:p>
          </text:list-item>
        </text:list>
        <text:p text:style-name="P25"/>
        <text:p text:style-name="P9">Online Learning Developer</text:p>
        <text:p text:style-name="P10">OpenText, 275 Frank Tompa Dr, Waterloo, Ontario, Apr 2012 – Dec 2012</text:p>
        <text:p text:style-name="P16"/>
        <text:list xml:id="list20585458" text:continue-numbering="true" text:style-name="WW8Num3">
          <text:list-item>
            <text:p text:style-name="P37">Developed 12 corporate e-learning modules using consistent, original design</text:p>
          </text:list-item>
          <text:list-item>
            <text:p text:style-name="P37">Administered corporation's global Learning Management System (LMS) with supervisor</text:p>
          </text:list-item>
          <text:list-item>
            <text:p text:style-name="P37">Introduced automation to Global Learning and Development team <text:span text:style-name="T37">by writing</text:span> scrip<text:span text:style-name="T37">ts</text:span></text:p>
          </text:list-item>
          <text:list-item>
            <text:p text:style-name="P43">Lead technical support strategy for transition to new LMS using FrontRange ITSM</text:p>
          </text:list-item>
        </text:list>
        <text:p text:style-name="P1"/>
        <text:p text:style-name="P8">IT Support Analyst</text:p>
        <text:p text:style-name="Standard"><text:span text:style-name="T1">University of </text:span><text:span text:style-name="T2">Waterloo</text:span><text:span text:style-name="T1"> School of Pharmacy, 10A Victoria St S, Kitchener, Ontario, May 2011 </text:span><text:span text:style-name="T8">–</text:span><text:span text:style-name="T1"> Aug 2011</text:span></text:p>
        <text:p text:style-name="P13"/>
        <text:list xml:id="list20583038" text:continue-numbering="true" text:style-name="WW8Num3">
          <text:list-item>
            <text:p text:style-name="P32">Supported staff and students with technical issues using a ticket system</text:p>
          </text:list-item>
          <text:list-item>
            <text:p text:style-name="P32">Implemented inventory data collection and online backup programs</text:p>
          </text:list-item>
          <text:list-item>
            <text:p text:style-name="P32">Created help desk to improve efficiency among IT department</text:p>
          </text:list-item>
        </text:list>
        <text:p text:style-name="P1"/>
        <text:p text:style-name="Standard"><text:span text:style-name="T6">Supervisor<text:line-break/></text:span><text:span text:style-name="T2">CraZ TechZ Inc., 1420 Victoria St N, Kitchener, Ontario, June 2010 </text:span><text:span text:style-name="T9">–</text:span><text:span text:style-name="T2"> Sept 2010</text:span></text:p>
        <text:p text:style-name="P13"/>
        <text:list xml:id="list20590536" text:continue-numbering="true" text:style-name="WW8Num3">
          <text:list-item>
            <text:p text:style-name="P32">Co-ordinated student enrolment and expedited teaching materials on a weekly basis</text:p>
          </text:list-item>
          <text:list-item>
            <text:p text:style-name="P32">Coached instructors at Guelph, Kitchener, and Waterloo locations</text:p>
          </text:list-item>
          <text:list-item>
            <text:p text:style-name="P32">Authored and documented three new course curricula for students</text:p>
          </text:list-item>
          <text:list-item>
            <text:p text:style-name="P32">Revised many other course curricula for the benefit of future students and instructors</text:p>
          </text:list-item>
        </text:list>
        <text:p text:style-name="P3"/>
        <text:p text:style-name="P3"/>
        <text:p text:style-name="P27">Hobbies include: <text:span text:style-name="T29">programming, </text:span><text:span text:style-name="T42">guitar, </text:span><text:span text:style-name="T29">reading, cooking, animation/video editing, </text:span><text:span text:style-name="T42">and </text:span><text:span text:style-name="T29">logic puzzles</text:span></text:p>
        <text:p text:style-name="P18"><text:bookmark-start text:name="_PictureBullets"/><draw:frame draw:style-name="fr1" draw:name="graphics1" text:anchor-type="as-char" svg:width="9.977cm" svg:height="10.825cm" draw:z-index="0"><draw:image xlink:href="Pictures/100002000000000F0000000F93484080.png" xlink:type="simple" xlink:show="embed" xlink:actuate="onLoad"/></draw:frame><text:bookmark-end text:name="_PictureBullets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CA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orphans="0" fo:widows="0" style:text-autospace="none" style:punctuation-wrap="simple" style:vertical-align="baseline">
        <style:tab-stops>
          <style:tab-stop style:position="-2.54cm"/>
          <style:tab-stop style:position="-1.27cm"/>
          <style:tab-stop style:position="0cm"/>
          <style:tab-stop style:position="0.318cm"/>
          <style:tab-stop style:position="0.953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11pt" fo:language="en" fo:country="GB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font-size="14pt" fo:language="en" fo:country="US" fo:font-style="italic" fo:font-weight="bold" style:font-size-asian="14pt" style:font-style-asian="italic" style:font-weight-asian="bold" style:font-name-complex="Arial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 style:text-autospace="none" style:punctuation-wrap="simple" style:vertical-align="baseline"/>
      <style:text-properties style:font-name="Arial" fo:font-size="11pt" fo:font-weight="bold" style:font-size-asian="11pt" style:font-weight-asian="bold" style:font-name-complex="Arial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size="11pt" fo:language="en" fo:country="US" fo:font-weight="bold" style:font-size-asian="11pt" style:font-weight-asian="bold" style:font-size-complex="10pt" style:font-weight-complex="bold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1pt" fo:language="en" fo:country="US" style:font-size-asian="11pt" style:font-size-complex="10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Times New Roman" style:font-name-complex="Times New Roman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zxx" fo:country="non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zxx" fo:country="non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_20_Char" style:display-name="Heading 4 Char" style:family="text">
      <style:text-properties style:font-name="Calibri" fo:font-size="14pt" fo:language="zxx" fo:country="non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6_20_Char" style:display-name="Heading 6 Char" style:family="text">
      <style:text-properties style:font-name="Calibri" fo:font-size="11pt" fo:language="zxx" fo:country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Footer_20_Char" style:display-name="Footer Char" style:family="text">
      <style:text-properties fo:font-size="12pt" fo:language="zxx" fo:country="none" style:font-size-asian="12pt" style:font-name-complex="Times New Roman" style:font-size-complex="12pt"/>
    </style:style>
    <style:style style:name="Body_20_Text_20_Char" style:display-name="Body Text Char" style:family="text">
      <style:text-properties fo:font-size="12pt" fo:language="zxx" fo:country="none" style:font-size-asian="12pt" style:font-name-complex="Times New Roman" style:font-size-complex="12pt"/>
    </style:style>
    <style:style style:name="Title_20_Char" style:display-name="Title Char" style:family="text"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name-complex="Times New Roman" style:font-weight-complex="bold"/>
    </style:style>
    <style:style style:name="Header_20_Char" style:display-name="Header Cha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286cm" fo:margin-bottom="2.286cm" fo:margin-left="2.286cm" fo:margin-right="2.28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ucas Connors</dc:title>
    <meta:initial-creator>Tanya Gillert</meta:initial-creator>
    <meta:creation-date>2011-01-10T21:19:00</meta:creation-date>
    <dc:date>2014-01-21T00:43:40.70</dc:date>
    <meta:print-date>2007-08-01T14:13:00</meta:print-date>
    <meta:editing-cycles>238</meta:editing-cycles>
    <meta:editing-duration>PT8H21S</meta:editing-duration>
    <meta:generator>LibreOffice/4.0.1.2$Windows_x86 LibreOffice_project/84102822e3d61eb989ddd325abf1ac077904985</meta:generator>
    <meta:document-statistic meta:table-count="1" meta:image-count="1" meta:object-count="0" meta:page-count="2" meta:paragraph-count="68" meta:word-count="666" meta:character-count="4551" meta:non-whitespace-character-count="3978"/>
    <meta:user-defined meta:name="Info 1"/>
    <meta:user-defined meta:name="Info 2"/>
    <meta:user-defined meta:name="Info 3"/>
    <meta:user-defined meta:name="Info 4"/>
  </office:meta>
</office:document-meta>
</file>